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20000C24000097BD0000476159968F7CF60C4735.svm" manifest:media-type="image/x-sv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fo:font-weight="bold" officeooo:rsid="0019cc57" officeooo:paragraph-rsid="0019cc57" style:font-size-asian="60pt" style:font-weight-asian="bold" style:font-size-complex="6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9cc57" officeooo:paragraph-rsid="0019cc5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006c" officeooo:paragraph-rsid="001a006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d0d3" officeooo:paragraph-rsid="001ad0d3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Consolas" fo:font-size="9.5pt" style:font-size-asian="9.5pt"/>
    </style:style>
    <style:style style:name="P6" style:family="paragraph" style:parent-style-name="Standard">
      <style:paragraph-properties fo:text-align="start" style:justify-single-word="false"/>
      <style:text-properties officeooo:paragraph-rsid="001cd8e9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cd8e9" officeooo:paragraph-rsid="001cd8e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fo:font-weight="normal" officeooo:rsid="001cd8e9" officeooo:paragraph-rsid="001cd8e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fo:font-weight="normal" officeooo:rsid="00217c48" officeooo:paragraph-rsid="00217c4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fo:font-weight="normal" officeooo:rsid="001cd8e9" officeooo:paragraph-rsid="001cd8e9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loext:opacity="0%" style:font-name="Liberation Serif" fo:font-size="12pt" style:text-underline-style="none" fo:font-weight="normal" officeooo:rsid="001cd8e9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loext:opacity="0%" style:font-name="Liberation Serif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b075"/>
    </style:style>
    <style:style style:name="T4" style:family="text">
      <style:text-properties fo:color="#0000ff" loext:opacity="100%" style:font-name="Consolas" fo:font-size="9.5pt" style:font-size-asian="9.5pt"/>
    </style:style>
    <style:style style:name="T5" style:family="text">
      <style:text-properties fo:color="#0000ff" loext:opacity="100%" style:font-name="Consolas"/>
    </style:style>
    <style:style style:name="T6" style:family="text">
      <style:text-properties fo:color="#0000ff" loext:opacity="100%"/>
    </style:style>
    <style:style style:name="T7" style:family="text">
      <style:text-properties fo:color="#000000" loext:opacity="100%" style:font-name="Consolas" fo:font-size="9.5pt" style:font-size-asian="9.5pt"/>
    </style:style>
    <style:style style:name="T8" style:family="text">
      <style:text-properties fo:color="#000000" loext:opacity="100%" style:font-name="Consolas"/>
    </style:style>
    <style:style style:name="T9" style:family="text">
      <style:text-properties fo:color="#000000" loext:opacity="100%"/>
    </style:style>
    <style:style style:name="T10" style:family="text">
      <style:text-properties fo:color="#808080" loext:opacity="100%" style:font-name="Consolas" fo:font-size="9.5pt" style:font-size-asian="9.5pt"/>
    </style:style>
    <style:style style:name="T11" style:family="text">
      <style:text-properties fo:color="#808080" loext:opacity="100%" style:font-name="Consolas"/>
    </style:style>
    <style:style style:name="T12" style:family="text">
      <style:text-properties fo:color="#808080" loext:opacity="100%"/>
    </style:style>
    <style:style style:name="T13" style:family="text"/>
    <style:style style:name="T14" style:family="text"/>
    <style:style style:name="T15" style:family="text"/>
    <style:style style:name="T16" style:family="text"/>
    <style:style style:name="T17" style:family="text">
      <style:text-properties officeooo:rsid="001fb075"/>
    </style:style>
    <style:style style:name="T18" style:family="text">
      <style:text-properties fo:color="#ff0000" loext:opacity="100%" style:font-name="Consolas" fo:font-size="9.5pt" style:font-size-asian="9.5pt"/>
    </style:style>
    <style:style style:name="T19" style:family="text">
      <style:text-properties fo:color="#ff0000" loext:opacity="100%" style:font-name="Consolas"/>
    </style:style>
    <style:style style:name="T20" style:family="text">
      <style:text-properties fo:color="#ff0000" loext:opacity="100%"/>
    </style:style>
    <style:style style:name="T21" style:family="text">
      <style:text-properties officeooo:rsid="00218bce"/>
    </style:style>
    <style:style style:name="T22" style:family="text">
      <style:text-properties officeooo:rsid="00221b60"/>
    </style:style>
    <style:style style:name="T23" style:family="text">
      <style:text-properties officeooo:rsid="00223183"/>
    </style:style>
    <style:style style:name="T24" style:family="text">
      <style:text-properties officeooo:rsid="0023a930"/>
    </style:style>
    <style:style style:name="T25" style:family="text">
      <style:text-properties officeooo:rsid="0024e346"/>
    </style:style>
    <style:style style:name="T26" style:family="text">
      <style:text-properties fo:color="#008000" loext:opacity="100%" style:font-name="Consolas" fo:font-size="9.5pt" officeooo:rsid="0024e346" style:font-size-asian="9.5pt"/>
    </style:style>
    <style:style style:name="T27" style:family="text">
      <style:text-properties style:font-name="Consolas" fo:font-size="9.5pt" style:font-size-asian="9.5pt"/>
    </style:style>
    <style:style style:name="T28" style:family="text">
      <style:text-properties style:font-name="Consolas" fo:font-size="9.5pt" style:font-size-asian="9.5pt"/>
    </style:style>
    <style:style style:name="T29" style:family="text">
      <style:text-properties style:font-name="Consolas" fo:font-size="9.5pt" style:font-size-asian="9.5pt"/>
    </style:style>
    <style:style style:name="T30" style:family="text">
      <style:text-properties style:font-name="Consolas" fo:font-size="9.5pt" style:font-size-asian="9.5pt"/>
    </style:style>
    <style:style style:name="T31" style:family="text">
      <style:text-properties style:font-name="Consolas"/>
    </style:style>
    <style:style style:name="T32" style:family="text">
      <style:text-properties style:font-name="Consolas"/>
    </style:style>
    <style:style style:name="T33" style:family="text">
      <style:text-properties style:font-name="Consolas"/>
    </style:style>
    <style:style style:name="T34" style:family="text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Práctica profesionalizante I</text:p>
      <text:p text:style-name="P1"/>
      <text:p text:style-name="P2">Docente: Garabello Ivana</text:p>
      <text:p text:style-name="P2"/>
      <text:p text:style-name="P2">Alumno: de la Iglesia Pablo Alejandro</text:p>
      <text:p text:style-name="P2"/>
      <text:p text:style-name="P2">Tema: TPI 5 – Base de datos.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oft-page-break/>1 – Diagrama entidad relación:</text:p>
      <text:p text:style-name="P3"/>
      <text:p text:style-name="P3"><draw:frame draw:style-name="fr1" draw:name="Imagen1" text:anchor-type="char" svg:x="0.115cm" svg:y="0.081cm" svg:width="17cm" svg:height="7.996cm" draw:z-index="0"><draw:image xlink:href="Pictures/20000C24000097BD0000476159968F7CF60C4735.svm" xlink:type="simple" xlink:show="embed" xlink:actuate="onLoad" draw:mime-type="image/x-svm"/><draw:image xlink:href="Pictures/20000C24000097BD0000476159968F7CF60C4735.svm" xlink:type="simple" xlink:show="embed" xlink:actuate="onLoad" draw:mime-type="image/x-svm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- Script:</text:p>
      <text:p text:style-name="P4"/>
      <text:p text:style-name="Standard" loext:marker-style-name="T7"><text:span text:style-name="T4">create</text:span><text:span text:style-name="T7"> </text:span><text:span text:style-name="T4">table</text:span><text:span text:style-name="T7"> Localidad</text:span><text:span text:style-name="T10">(</text:span></text:p>
      <text:p text:style-name="Standard" loext:marker-style-name="T7"><text:span text:style-name="T7"><text:tab/>id </text:span><text:span text:style-name="T4">int</text:span><text:span text:style-name="T7"> </text:span><text:span text:style-name="T10">not</text:span><text:span text:style-name="T7"> </text:span><text:span text:style-name="T10">null</text:span><text:span text:style-name="T7"> </text:span><text:span text:style-name="T4">identity</text:span><text:span text:style-name="T10">(</text:span><text:span text:style-name="T7">1</text:span><text:span text:style-name="T10">,</text:span><text:span text:style-name="T7">1</text:span><text:span text:style-name="T10">)</text:span><text:span text:style-name="T7"> </text:span><text:span text:style-name="T4">primary</text:span><text:span text:style-name="T7"> </text:span><text:span text:style-name="T4">key</text:span><text:span text:style-name="T10">,</text:span></text:p>
      <text:p text:style-name="Standard" loext:marker-style-name="T7"><text:span text:style-name="T7"><text:tab/>nombre </text:span><text:span text:style-name="T4">varchar</text:span><text:span text:style-name="T10">(</text:span><text:span text:style-name="T7">30</text:span><text:span text:style-name="T10">)</text:span></text:p>
      <text:p text:style-name="Standard" loext:marker-style-name="T7"><text:span text:style-name="T10">);</text:span><text:span text:style-name="T7"/></text:p>
      <text:p text:style-name="P5" loext:marker-style-name="T7"/>
      <text:p text:style-name="Standard" loext:marker-style-name="T7"><text:span text:style-name="T4">create</text:span><text:span text:style-name="T7"> </text:span><text:span text:style-name="T4">table</text:span><text:span text:style-name="T7"> Cliente</text:span><text:span text:style-name="T10">(</text:span></text:p>
      <text:p text:style-name="Standard" loext:marker-style-name="T7"><text:span text:style-name="T7"><text:tab/>id </text:span><text:span text:style-name="T4">int</text:span><text:span text:style-name="T7"> </text:span><text:span text:style-name="T10">not</text:span><text:span text:style-name="T7"> </text:span><text:span text:style-name="T10">null</text:span><text:span text:style-name="T7"> </text:span><text:span text:style-name="T4">identity</text:span><text:span text:style-name="T10">(</text:span><text:span text:style-name="T7">1</text:span><text:span text:style-name="T10">,</text:span><text:span text:style-name="T7">1</text:span><text:span text:style-name="T10">)</text:span><text:span text:style-name="T7"> </text:span><text:span text:style-name="T4">primary</text:span><text:span text:style-name="T7"> </text:span><text:span text:style-name="T4">key</text:span><text:span text:style-name="T10">,</text:span></text:p>
      <text:p text:style-name="Standard" loext:marker-style-name="T7"><text:span text:style-name="T7"><text:tab/>nombre </text:span><text:span text:style-name="T4">varchar</text:span><text:span text:style-name="T10">(</text:span><text:span text:style-name="T7">30</text:span><text:span text:style-name="T10">),</text:span></text:p>
      <text:p text:style-name="Standard" loext:marker-style-name="T7"><text:span text:style-name="T7"><text:tab/>apellido </text:span><text:span text:style-name="T4">varchar</text:span><text:span text:style-name="T10">(</text:span><text:span text:style-name="T7">30</text:span><text:span text:style-name="T10">),</text:span></text:p>
      <text:p text:style-name="Standard" loext:marker-style-name="T7"><text:span text:style-name="T7"><text:tab/>idLocalidad </text:span><text:span text:style-name="T4">int</text:span><text:span text:style-name="T7"> </text:span><text:span text:style-name="T4">foreign</text:span><text:span text:style-name="T7"> </text:span><text:span text:style-name="T4">key</text:span><text:span text:style-name="T7"> </text:span><text:span text:style-name="T4">references</text:span><text:span text:style-name="T7"> Localidad</text:span><text:span text:style-name="T10">(</text:span><text:span text:style-name="T7">id</text:span><text:span text:style-name="T10">),</text:span></text:p>
      <text:p text:style-name="Standard" loext:marker-style-name="T7"><text:span text:style-name="T7"><text:tab/>direccion </text:span><text:span text:style-name="T4">varchar</text:span><text:span text:style-name="T10">(</text:span><text:span text:style-name="T7">30</text:span><text:span text:style-name="T10">),</text:span></text:p>
      <text:p text:style-name="Standard" loext:marker-style-name="T7"><text:span text:style-name="T7"><text:tab/>telefono </text:span><text:span text:style-name="T4">int</text:span><text:span text:style-name="T10">,</text:span></text:p>
      <text:p text:style-name="Standard" loext:marker-style-name="T7"><text:span text:style-name="T7"><text:tab/>tipoCliente </text:span><text:span text:style-name="T4">varchar</text:span><text:span text:style-name="T10">(</text:span><text:span text:style-name="T7">15</text:span><text:span text:style-name="T10">),</text:span></text:p>
      <text:p text:style-name="Standard" loext:marker-style-name="T7"><text:span text:style-name="T7"><text:tab/>CUIT </text:span><text:span text:style-name="T4">int</text:span><text:span text:style-name="T10">,</text:span></text:p>
      <text:p text:style-name="Standard" loext:marker-style-name="T7"><text:span text:style-name="T10">);</text:span><text:span text:style-name="T7"/></text:p>
      <text:p text:style-name="P5" loext:marker-style-name="T7"/>
      <text:p text:style-name="Standard" loext:marker-style-name="T7"><text:span text:style-name="T4">create</text:span><text:span text:style-name="T7"> </text:span><text:span text:style-name="T4">table</text:span><text:span text:style-name="T7"> Marca</text:span><text:span text:style-name="T10">(</text:span></text:p>
      <text:p text:style-name="Standard" loext:marker-style-name="T7"><text:span text:style-name="T7"><text:tab/>id </text:span><text:span text:style-name="T4">int</text:span><text:span text:style-name="T7"> </text:span><text:span text:style-name="T10">not</text:span><text:span text:style-name="T7"> </text:span><text:span text:style-name="T10">null</text:span><text:span text:style-name="T7"> </text:span><text:span text:style-name="T4">identity</text:span><text:span text:style-name="T10">(</text:span><text:span text:style-name="T7">1</text:span><text:span text:style-name="T10">,</text:span><text:span text:style-name="T7">1</text:span><text:span text:style-name="T10">)</text:span><text:span text:style-name="T7"> </text:span><text:span text:style-name="T4">primary</text:span><text:span text:style-name="T7"> </text:span><text:span text:style-name="T4">key</text:span><text:span text:style-name="T10">,</text:span></text:p>
      <text:p text:style-name="Standard" loext:marker-style-name="T7"><text:span text:style-name="T7"><text:tab/>nombre </text:span><text:span text:style-name="T4">varchar</text:span><text:span text:style-name="T10">(</text:span><text:span text:style-name="T7">30</text:span><text:span text:style-name="T10">)</text:span></text:p>
      <text:p text:style-name="Standard" loext:marker-style-name="T7"><text:span text:style-name="T10">);</text:span><text:span text:style-name="T7"/></text:p>
      <text:p text:style-name="P5" loext:marker-style-name="T7"/>
      <text:p text:style-name="Standard" loext:marker-style-name="T7"><text:span text:style-name="T4">create</text:span><text:span text:style-name="T7"> </text:span><text:span text:style-name="T4">table</text:span><text:span text:style-name="T7"> TipoVehiculo</text:span><text:span text:style-name="T10">(</text:span></text:p>
      <text:p text:style-name="Standard" loext:marker-style-name="T7"><text:span text:style-name="T7"><text:tab/>id </text:span><text:span text:style-name="T4">int</text:span><text:span text:style-name="T7"> </text:span><text:span text:style-name="T10">not</text:span><text:span text:style-name="T7"> </text:span><text:span text:style-name="T10">null</text:span><text:span text:style-name="T7"> </text:span><text:span text:style-name="T4">identity</text:span><text:span text:style-name="T10">(</text:span><text:span text:style-name="T7">1</text:span><text:span text:style-name="T10">,</text:span><text:span text:style-name="T7">1</text:span><text:span text:style-name="T10">)</text:span><text:span text:style-name="T7"> </text:span><text:span text:style-name="T4">primary</text:span><text:span text:style-name="T7"> </text:span><text:span text:style-name="T4">key</text:span><text:span text:style-name="T10">,</text:span></text:p>
      <text:p text:style-name="Standard" loext:marker-style-name="T7"><text:span text:style-name="T7"><text:tab/>nombreTipo </text:span><text:span text:style-name="T4">varchar</text:span><text:span text:style-name="T10">(</text:span><text:span text:style-name="T7">20</text:span><text:span text:style-name="T10">)</text:span></text:p>
      <text:p text:style-name="Standard" loext:marker-style-name="T7"><text:span text:style-name="T10">);</text:span><text:span text:style-name="T7"/></text:p>
      <text:p text:style-name="P5" loext:marker-style-name="T7"/>
      <text:p text:style-name="Standard" loext:marker-style-name="T7"><text:span text:style-name="T4">create</text:span><text:span text:style-name="T7"> </text:span><text:span text:style-name="T4">table</text:span><text:span text:style-name="T7"> Modelo</text:span><text:span text:style-name="T10">(</text:span></text:p>
      <text:p text:style-name="Standard" loext:marker-style-name="T7"><text:span text:style-name="T7"><text:tab/>id </text:span><text:span text:style-name="T4">int</text:span><text:span text:style-name="T7"> </text:span><text:span text:style-name="T10">not</text:span><text:span text:style-name="T7"> </text:span><text:span text:style-name="T10">null</text:span><text:span text:style-name="T7"> </text:span><text:span text:style-name="T4">identity</text:span><text:span text:style-name="T10">(</text:span><text:span text:style-name="T7">1</text:span><text:span text:style-name="T10">,</text:span><text:span text:style-name="T7">1</text:span><text:span text:style-name="T10">)</text:span><text:span text:style-name="T7"> </text:span><text:span text:style-name="T4">primary</text:span><text:span text:style-name="T7"> </text:span><text:span text:style-name="T4">key</text:span><text:span text:style-name="T10">,</text:span></text:p>
      <text:p text:style-name="Standard" loext:marker-style-name="T7"><text:span text:style-name="T7"><text:tab/>nombreModelo </text:span><text:span text:style-name="T4">varchar</text:span><text:span text:style-name="T10">(</text:span><text:span text:style-name="T7">30</text:span><text:span text:style-name="T10">),</text:span></text:p>
      <text:p text:style-name="Standard" loext:marker-style-name="T7"><text:span text:style-name="T7"><text:tab/>tipoVehiculo </text:span><text:span text:style-name="T4">int</text:span><text:span text:style-name="T7"> </text:span><text:span text:style-name="T4">foreign</text:span><text:span text:style-name="T7"> </text:span><text:span text:style-name="T4">key</text:span><text:span text:style-name="T7"> </text:span><text:span text:style-name="T4">references</text:span><text:span text:style-name="T7"> TipoVehiculo</text:span><text:span text:style-name="T10">(</text:span><text:span text:style-name="T7">id</text:span><text:span text:style-name="T10">),</text:span></text:p>
      <text:p text:style-name="Standard" loext:marker-style-name="T7"><text:span text:style-name="T7"><text:tab/>idMarca </text:span><text:span text:style-name="T4">int</text:span><text:span text:style-name="T7"> </text:span><text:span text:style-name="T4">foreign</text:span><text:span text:style-name="T7"> </text:span><text:span text:style-name="T4">key</text:span><text:span text:style-name="T7"> </text:span><text:span text:style-name="T4">references</text:span><text:span text:style-name="T7"> Marca</text:span><text:span text:style-name="T10">(</text:span><text:span text:style-name="T7">id</text:span><text:span text:style-name="T10">)</text:span></text:p>
      <text:p text:style-name="Standard" loext:marker-style-name="T7"><text:span text:style-name="T10">);</text:span><text:span text:style-name="T7"/></text:p>
      <text:p text:style-name="P5" loext:marker-style-name="T7"/>
      <text:p text:style-name="Standard" loext:marker-style-name="T7"><text:span text:style-name="T4">create</text:span><text:span text:style-name="T7"> </text:span><text:span text:style-name="T4">table</text:span><text:span text:style-name="T7"> Vehiculo</text:span><text:span text:style-name="T10">(</text:span></text:p>
      <text:p text:style-name="Standard" loext:marker-style-name="T7"><text:span text:style-name="T7"><text:tab/>id </text:span><text:span text:style-name="T4">int</text:span><text:span text:style-name="T7"> </text:span><text:span text:style-name="T10">not</text:span><text:span text:style-name="T7"> </text:span><text:span text:style-name="T10">null</text:span><text:span text:style-name="T7"> </text:span><text:span text:style-name="T4">identity</text:span><text:span text:style-name="T10">(</text:span><text:span text:style-name="T7">1</text:span><text:span text:style-name="T10">,</text:span><text:span text:style-name="T7">1</text:span><text:span text:style-name="T10">)</text:span><text:span text:style-name="T7"> </text:span><text:span text:style-name="T4">primary</text:span><text:span text:style-name="T7"> </text:span><text:span text:style-name="T4">key</text:span><text:span text:style-name="T10">,</text:span></text:p>
      <text:p text:style-name="Standard" loext:marker-style-name="T7"><text:span text:style-name="T7"><text:tab/>patente </text:span><text:span text:style-name="T4">varchar</text:span><text:span text:style-name="T7"> </text:span><text:span text:style-name="T10">not</text:span><text:span text:style-name="T7"> </text:span><text:span text:style-name="T10">null,</text:span></text:p>
      <text:p text:style-name="Standard" loext:marker-style-name="T7"><text:span text:style-name="T7"><text:tab/>idModelo </text:span><text:span text:style-name="T4">int</text:span><text:span text:style-name="T7"> </text:span><text:span text:style-name="T4">foreign</text:span><text:span text:style-name="T7"> </text:span><text:span text:style-name="T4">key</text:span><text:span text:style-name="T7"> </text:span><text:span text:style-name="T4">references</text:span><text:span text:style-name="T7"> Modelo</text:span><text:span text:style-name="T10">(</text:span><text:span text:style-name="T7">id</text:span><text:span text:style-name="T10">),</text:span></text:p>
      <text:p text:style-name="Standard" loext:marker-style-name="T7"><text:span text:style-name="T7"><text:tab/>idMarca </text:span><text:span text:style-name="T4">int</text:span><text:span text:style-name="T7"> </text:span><text:span text:style-name="T4">foreign</text:span><text:span text:style-name="T7"> </text:span><text:span text:style-name="T4">key</text:span><text:span text:style-name="T7"> </text:span><text:span text:style-name="T4">references</text:span><text:span text:style-name="T7"> Marca</text:span><text:span text:style-name="T10">(</text:span><text:span text:style-name="T7">id</text:span><text:span text:style-name="T10">),</text:span></text:p>
      <text:p text:style-name="Standard" loext:marker-style-name="T7"><text:span text:style-name="T7"><text:tab/>idDuenio </text:span><text:span text:style-name="T4">int</text:span><text:span text:style-name="T7"> </text:span><text:span text:style-name="T4">foreign</text:span><text:span text:style-name="T7"> </text:span><text:span text:style-name="T4">key</text:span><text:span text:style-name="T7"> </text:span><text:span text:style-name="T4">references</text:span><text:span text:style-name="T7"> Cliente</text:span><text:span text:style-name="T10">(</text:span><text:span text:style-name="T7">id</text:span><text:span text:style-name="T10">)</text:span></text:p>
      <text:p text:style-name="Standard" loext:marker-style-name="T7"><text:span text:style-name="T10">);</text:span><text:span text:style-name="T7"/></text:p>
      <text:p text:style-name="P5" loext:marker-style-name="T7"/>
      <text:p text:style-name="Standard" loext:marker-style-name="T7"><text:span text:style-name="T4">create</text:span><text:span text:style-name="T7"> </text:span><text:span text:style-name="T4">table</text:span><text:span text:style-name="T7"> SectorLocal</text:span><text:span text:style-name="T10">(</text:span></text:p>
      <text:p text:style-name="Standard" loext:marker-style-name="T7"><text:span text:style-name="T7"><text:tab/>id </text:span><text:span text:style-name="T4">int</text:span><text:span text:style-name="T7"> </text:span><text:span text:style-name="T10">not</text:span><text:span text:style-name="T7"> </text:span><text:span text:style-name="T10">null</text:span><text:span text:style-name="T7"> </text:span><text:span text:style-name="T4">identity</text:span><text:span text:style-name="T10">(</text:span><text:span text:style-name="T7">1</text:span><text:span text:style-name="T10">,</text:span><text:span text:style-name="T7">1</text:span><text:span text:style-name="T10">)</text:span><text:span text:style-name="T7"> </text:span><text:span text:style-name="T4">primary</text:span><text:span text:style-name="T7"> </text:span><text:span text:style-name="T4">key</text:span><text:span text:style-name="T10">,</text:span></text:p>
      <text:p text:style-name="Standard" loext:marker-style-name="T7"><text:span text:style-name="T7"><text:tab/>nombre </text:span><text:span text:style-name="T4">varchar</text:span><text:span text:style-name="T10">(</text:span><text:span text:style-name="T7">30</text:span><text:span text:style-name="T10">)</text:span><text:span text:style-name="T7"> </text:span><text:span text:style-name="T10">not</text:span><text:span text:style-name="T7"> </text:span><text:span text:style-name="T10">null</text:span></text:p>
      <text:p text:style-name="Standard" loext:marker-style-name="T7"><text:span text:style-name="T10">);</text:span><text:span text:style-name="T7"/></text:p>
      <text:p text:style-name="P5" loext:marker-style-name="T7"/>
      <text:p text:style-name="Standard" loext:marker-style-name="T7"><text:span text:style-name="T4">create</text:span><text:span text:style-name="T7"> </text:span><text:span text:style-name="T4">table</text:span><text:span text:style-name="T7"> Servicio</text:span><text:span text:style-name="T10">(</text:span></text:p>
      <text:p text:style-name="Standard" loext:marker-style-name="T7"><text:span text:style-name="T7"><text:tab/>id </text:span><text:span text:style-name="T4">int</text:span><text:span text:style-name="T7"> </text:span><text:span text:style-name="T10">not</text:span><text:span text:style-name="T7"> </text:span><text:span text:style-name="T10">null</text:span><text:span text:style-name="T7"> </text:span><text:span text:style-name="T4">identity</text:span><text:span text:style-name="T10">(</text:span><text:span text:style-name="T7">1</text:span><text:span text:style-name="T10">,</text:span><text:span text:style-name="T7">1</text:span><text:span text:style-name="T10">)</text:span><text:span text:style-name="T7"> </text:span><text:span text:style-name="T4">primary</text:span><text:span text:style-name="T7"> </text:span><text:span text:style-name="T4">key</text:span><text:span text:style-name="T10">,</text:span></text:p>
      <text:p text:style-name="Standard" loext:marker-style-name="T7"><text:span text:style-name="T7"><text:tab/>nombreServicio </text:span><text:span text:style-name="T4">varchar</text:span><text:span text:style-name="T10">(</text:span><text:span text:style-name="T7">30</text:span><text:span text:style-name="T10">),</text:span></text:p>
      <text:p text:style-name="Standard" loext:marker-style-name="T7"><text:span text:style-name="T7"><text:tab/>cantidadHoras </text:span><text:span text:style-name="T4">decimal</text:span><text:span text:style-name="T10">,</text:span></text:p>
      <text:p text:style-name="Standard" loext:marker-style-name="T7"><text:span text:style-name="T7"><text:tab/>precio </text:span><text:span text:style-name="T4">money</text:span><text:span text:style-name="T10">,</text:span></text:p>
      <text:p text:style-name="Standard" loext:marker-style-name="T7"><text:span text:style-name="T7"><text:tab/>idSector </text:span><text:span text:style-name="T4">int</text:span><text:span text:style-name="T7"> </text:span><text:span text:style-name="T4">foreign</text:span><text:span text:style-name="T7"> </text:span><text:span text:style-name="T4">key</text:span><text:span text:style-name="T7"> </text:span><text:span text:style-name="T4">references</text:span><text:span text:style-name="T7"> SectorLocal</text:span><text:span text:style-name="T10">(</text:span><text:span text:style-name="T7">id</text:span><text:span text:style-name="T10">)</text:span></text:p>
      <text:p text:style-name="Standard" loext:marker-style-name="T7"><text:span text:style-name="T10">);</text:span><text:span text:style-name="T7"/></text:p>
      <text:p text:style-name="P5" loext:marker-style-name="T7"/>
      <text:p text:style-name="Standard" loext:marker-style-name="T7"><text:span text:style-name="T4">create</text:span><text:span text:style-name="T7"> </text:span><text:span text:style-name="T4">table</text:span><text:span text:style-name="T7"> Usuario</text:span><text:span text:style-name="T10">(</text:span></text:p>
      <text:p text:style-name="Standard" loext:marker-style-name="T7"><text:span text:style-name="T7"><text:tab/>id </text:span><text:span text:style-name="T4">int</text:span><text:span text:style-name="T7"> </text:span><text:span text:style-name="T10">not</text:span><text:span text:style-name="T7"> </text:span><text:span text:style-name="T10">null</text:span><text:span text:style-name="T7"> </text:span><text:span text:style-name="T4">identity</text:span><text:span text:style-name="T10">(</text:span><text:span text:style-name="T7">1</text:span><text:span text:style-name="T10">,</text:span><text:span text:style-name="T7">1</text:span><text:span text:style-name="T10">)</text:span><text:span text:style-name="T7"> </text:span><text:span text:style-name="T4">primary</text:span><text:span text:style-name="T7"> </text:span><text:span text:style-name="T4">key</text:span><text:span text:style-name="T10">,</text:span></text:p>
      <text:p text:style-name="Standard" loext:marker-style-name="T7"><text:span text:style-name="T7"><text:tab/>nombre </text:span><text:span text:style-name="T4">varchar</text:span><text:span text:style-name="T10">(</text:span><text:span text:style-name="T7">30</text:span><text:span text:style-name="T10">),</text:span></text:p>
      <text:p text:style-name="Standard" loext:marker-style-name="T7"><text:span text:style-name="T7"><text:tab/>apellido </text:span><text:span text:style-name="T4">varchar</text:span><text:span text:style-name="T10">(</text:span><text:span text:style-name="T7">30</text:span><text:span text:style-name="T10">),</text:span></text:p>
      <text:p text:style-name="Standard" loext:marker-style-name="T7"><text:span text:style-name="T7"><text:tab/>idSector </text:span><text:span text:style-name="T4">int</text:span><text:span text:style-name="T7"> </text:span><text:span text:style-name="T4">foreign</text:span><text:span text:style-name="T7"> </text:span><text:span text:style-name="T4">key</text:span><text:span text:style-name="T7"> </text:span><text:span text:style-name="T4">references</text:span><text:span text:style-name="T7"> SectorLocal</text:span><text:span text:style-name="T10">(</text:span><text:span text:style-name="T7">id</text:span><text:span text:style-name="T10">),</text:span></text:p>
      <text:p text:style-name="Standard" loext:marker-style-name="T7"><text:span text:style-name="T7"><text:tab/>email </text:span><text:span text:style-name="T4">varchar</text:span><text:span text:style-name="T10">(</text:span><text:span text:style-name="T7">40</text:span><text:span text:style-name="T10">),</text:span></text:p>
      <text:p text:style-name="Standard" loext:marker-style-name="T7"><text:span text:style-name="T7"><text:tab/>passUsuario </text:span><text:span text:style-name="T4">varchar</text:span><text:span text:style-name="T10">(</text:span><text:span text:style-name="T7">30</text:span><text:span text:style-name="T10">)</text:span></text:p>
      <text:p text:style-name="Standard" loext:marker-style-name="T7"><text:span text:style-name="T10">);</text:span><text:span text:style-name="T7"/></text:p>
      <text:p text:style-name="P5" loext:marker-style-name="T7"><text:soft-page-break/></text:p>
      <text:p text:style-name="Standard" loext:marker-style-name="T7"><text:span text:style-name="T4">create</text:span><text:span text:style-name="T7"> </text:span><text:span text:style-name="T4">table</text:span><text:span text:style-name="T7"> Turno</text:span><text:span text:style-name="T10">(</text:span></text:p>
      <text:p text:style-name="Standard" loext:marker-style-name="T7"><text:span text:style-name="T7"><text:tab/>id </text:span><text:span text:style-name="T4">int</text:span><text:span text:style-name="T7"> </text:span><text:span text:style-name="T10">not</text:span><text:span text:style-name="T7"> </text:span><text:span text:style-name="T10">null</text:span><text:span text:style-name="T7"> </text:span><text:span text:style-name="T4">identity</text:span><text:span text:style-name="T10">(</text:span><text:span text:style-name="T7">1</text:span><text:span text:style-name="T10">,</text:span><text:span text:style-name="T7">1</text:span><text:span text:style-name="T10">)</text:span><text:span text:style-name="T7"> </text:span><text:span text:style-name="T4">primary</text:span><text:span text:style-name="T7"> </text:span><text:span text:style-name="T4">key</text:span><text:span text:style-name="T10">,</text:span></text:p>
      <text:p text:style-name="Standard" loext:marker-style-name="T7"><text:span text:style-name="T7"><text:tab/>hora </text:span><text:span text:style-name="T4">time</text:span><text:span text:style-name="T10">,</text:span></text:p>
      <text:p text:style-name="Standard" loext:marker-style-name="T7"><text:span text:style-name="T7"><text:tab/>fecha </text:span><text:span text:style-name="T4">date</text:span><text:span text:style-name="T10">,</text:span></text:p>
      <text:p text:style-name="Standard" loext:marker-style-name="T7"><text:span text:style-name="T7"><text:tab/>idCliente </text:span><text:span text:style-name="T4">int</text:span><text:span text:style-name="T7"> </text:span><text:span text:style-name="T4">foreign</text:span><text:span text:style-name="T7"> </text:span><text:span text:style-name="T4">key</text:span><text:span text:style-name="T7"> </text:span><text:span text:style-name="T4">references</text:span><text:span text:style-name="T7"> Cliente</text:span><text:span text:style-name="T10">(</text:span><text:span text:style-name="T7">id</text:span><text:span text:style-name="T10">),</text:span></text:p>
      <text:p text:style-name="Standard" loext:marker-style-name="T7"><text:span text:style-name="T7"><text:tab/>idVehiculo </text:span><text:span text:style-name="T4">int</text:span><text:span text:style-name="T7"> </text:span><text:span text:style-name="T4">foreign</text:span><text:span text:style-name="T7"> </text:span><text:span text:style-name="T4">key</text:span><text:span text:style-name="T7"> </text:span><text:span text:style-name="T4">references</text:span><text:span text:style-name="T7"> Vehiculo</text:span><text:span text:style-name="T10">(</text:span><text:span text:style-name="T7">id</text:span><text:span text:style-name="T10">)</text:span></text:p>
      <text:p text:style-name="Standard" loext:marker-style-name="T7"><text:span text:style-name="T10">);</text:span><text:span text:style-name="T7"/></text:p>
      <text:p text:style-name="P5" loext:marker-style-name="T7"/>
      <text:p text:style-name="Standard" loext:marker-style-name="T7"><text:span text:style-name="T4">create</text:span><text:span text:style-name="T7"> </text:span><text:span text:style-name="T4">table</text:span><text:span text:style-name="T7"> ServicioXTurno</text:span><text:span text:style-name="T10">(</text:span></text:p>
      <text:p text:style-name="Standard" loext:marker-style-name="T7"><text:span text:style-name="T7"><text:tab/>id </text:span><text:span text:style-name="T4">int</text:span><text:span text:style-name="T7"> </text:span><text:span text:style-name="T10">not</text:span><text:span text:style-name="T7"> </text:span><text:span text:style-name="T10">null</text:span><text:span text:style-name="T7"> </text:span><text:span text:style-name="T4">identity</text:span><text:span text:style-name="T10">(</text:span><text:span text:style-name="T7">1</text:span><text:span text:style-name="T10">,</text:span><text:span text:style-name="T7">1</text:span><text:span text:style-name="T10">)</text:span><text:span text:style-name="T7"> </text:span><text:span text:style-name="T4">primary</text:span><text:span text:style-name="T7"> </text:span><text:span text:style-name="T4">key</text:span><text:span text:style-name="T10">,</text:span></text:p>
      <text:p text:style-name="Standard" loext:marker-style-name="T7"><text:span text:style-name="T7"><text:tab/>idTurno </text:span><text:span text:style-name="T4">int</text:span><text:span text:style-name="T7"> </text:span><text:span text:style-name="T4">foreign</text:span><text:span text:style-name="T7"> </text:span><text:span text:style-name="T4">key</text:span><text:span text:style-name="T7"> </text:span><text:span text:style-name="T4">references</text:span><text:span text:style-name="T7"> Turno</text:span><text:span text:style-name="T10">(</text:span><text:span text:style-name="T7">id</text:span><text:span text:style-name="T10">),</text:span></text:p>
      <text:p text:style-name="Standard" loext:marker-style-name="T7"><text:span text:style-name="T7"><text:tab/>idServicio </text:span><text:span text:style-name="T4">int</text:span><text:span text:style-name="T7"> </text:span><text:span text:style-name="T4">foreign</text:span><text:span text:style-name="T7"> </text:span><text:span text:style-name="T4">key</text:span><text:span text:style-name="T7"> </text:span><text:span text:style-name="T4">references</text:span><text:span text:style-name="T7"> Servicio</text:span><text:span text:style-name="T10">(</text:span><text:span text:style-name="T7">id</text:span><text:span text:style-name="T10">),</text:span></text:p>
      <text:p text:style-name="P4"><text:span text:style-name="T10">);</text:span></text:p>
      <text:p text:style-name="P4"><text:span text:style-name="T10"/></text:p>
      <text:p text:style-name="P7"><text:span text:style-name="T12"/></text:p>
      <text:p text:style-name="P8"><text:span text:style-name="T13">3 – Inputs</text:span><text:span text:style-name="T2">:</text:span></text:p>
      <text:p text:style-name="P8"><text:span text:style-name="T2"/></text:p>
      <text:p text:style-name="P8"><text:span text:style-name="T13">- Insert</text:span><text:span text:style-name="T17">s de</text:span><text:span text:style-name="T13"> marcas de vehículos</text:span></text:p>
      <text:p text:style-name="P8"><text:span text:style-name="T13"/></text:p>
      <text:p text:style-name="P8"><text:span text:style-name="T13">INSERT INTO Marca (nombre) VALUES ('ALFA ROMEO');</text:span></text:p>
      <text:p text:style-name="P8"><text:span text:style-name="T13">INSERT INTO Marca (nombre) VALUES ('AUDI');</text:span></text:p>
      <text:p text:style-name="P8"><text:span text:style-name="T13">INSERT INTO Marca (nombre) VALUES ('BAIC');</text:span></text:p>
      <text:p text:style-name="P8"><text:span text:style-name="T13">INSERT INTO Marca (nombre) VALUES ('BMW');</text:span></text:p>
      <text:p text:style-name="P8"><text:span text:style-name="T13">INSERT INTO Marca (nombre) VALUES ('CHANGAN');</text:span></text:p>
      <text:p text:style-name="P8"><text:span text:style-name="T13">INSERT INTO Marca (nombre) VALUES ('CHERY');</text:span></text:p>
      <text:p text:style-name="P8"><text:span text:style-name="T13">INSERT INTO Marca (nombre) VALUES ('CHEVROLET');</text:span></text:p>
      <text:p text:style-name="P8"><text:span text:style-name="T13">INSERT INTO Marca (nombre) VALUES ('CHRYSLER');</text:span></text:p>
      <text:p text:style-name="P8"><text:span text:style-name="T13">INSERT INTO Marca (nombre) VALUES ('CITROEN');</text:span></text:p>
      <text:p text:style-name="P8"><text:span text:style-name="T13">INSERT INTO Marca (nombre) VALUES ('CORADIR');</text:span></text:p>
      <text:p text:style-name="P8"><text:span text:style-name="T13">INSERT INTO Marca (nombre) VALUES ('DODGE');</text:span></text:p>
      <text:p text:style-name="P8"><text:span text:style-name="T13">INSERT INTO Marca (nombre) VALUES ('DS');</text:span></text:p>
      <text:p text:style-name="P8"><text:span text:style-name="T13">INSERT INTO Marca (nombre) VALUES ('F.E.R.E.S.A.');</text:span></text:p>
      <text:p text:style-name="P8"><text:span text:style-name="T13">INSERT INTO Marca (nombre) VALUES ('FAW');</text:span></text:p>
      <text:p text:style-name="P8"><text:span text:style-name="T13">INSERT INTO Marca (nombre) VALUES ('FERRARI');</text:span></text:p>
      <text:p text:style-name="P8"><text:span text:style-name="T13">INSERT INTO Marca (nombre) VALUES ('FIAT');</text:span></text:p>
      <text:p text:style-name="P8"><text:span text:style-name="T13">INSERT INTO Marca (nombre) VALUES ('FORD');</text:span></text:p>
      <text:p text:style-name="P8"><text:span text:style-name="T13">INSERT INTO Marca (nombre) VALUES ('FOTON');</text:span></text:p>
      <text:p text:style-name="P8"><text:span text:style-name="T13">INSERT INTO Marca (nombre) VALUES ('GEELY');</text:span></text:p>
      <text:p text:style-name="P8"><text:span text:style-name="T13">INSERT INTO Marca (nombre) VALUES ('GREAT WALL');</text:span></text:p>
      <text:p text:style-name="P8"><text:span text:style-name="T13">INSERT INTO Marca (nombre) VALUES ('HAVAL');</text:span></text:p>
      <text:p text:style-name="P8"><text:span text:style-name="T13">INSERT INTO Marca (nombre) VALUES ('HEIBAO');</text:span></text:p>
      <text:p text:style-name="P8"><text:span text:style-name="T13">INSERT INTO Marca (nombre) VALUES ('HONDA');</text:span></text:p>
      <text:p text:style-name="P8"><text:span text:style-name="T13">INSERT INTO Marca (nombre) VALUES ('HYUNDAI');</text:span></text:p>
      <text:p text:style-name="P8"><text:span text:style-name="T13">INSERT INTO Marca (nombre) VALUES ('ISUZU');</text:span></text:p>
      <text:p text:style-name="P8"><text:span text:style-name="T13">INSERT INTO Marca (nombre) VALUES ('JAC');</text:span></text:p>
      <text:p text:style-name="P8"><text:span text:style-name="T13">INSERT INTO Marca (nombre) VALUES ('JAGUAR');</text:span></text:p>
      <text:p text:style-name="P8"><text:span text:style-name="T13">INSERT INTO Marca (nombre) VALUES ('JEEP');</text:span></text:p>
      <text:p text:style-name="P8"><text:span text:style-name="T13">INSERT INTO Marca (nombre) VALUES ('JETOUR');</text:span></text:p>
      <text:p text:style-name="P8"><text:span text:style-name="T13">INSERT INTO Marca (nombre) VALUES ('KIA');</text:span></text:p>
      <text:p text:style-name="P8"><text:span text:style-name="T13">INSERT INTO Marca (nombre) VALUES ('LAND ROVER');</text:span></text:p>
      <text:p text:style-name="P8"><text:span text:style-name="T13">INSERT INTO Marca (nombre) VALUES ('LEXUS');</text:span></text:p>
      <text:p text:style-name="P8"><text:span text:style-name="T13">INSERT INTO Marca (nombre) VALUES ('LIFAN');</text:span></text:p>
      <text:p text:style-name="P8"><text:span text:style-name="T13">INSERT INTO Marca (nombre) VALUES ('MASERATI');</text:span></text:p>
      <text:p text:style-name="P8"><text:span text:style-name="T13">INSERT INTO Marca (nombre) VALUES ('MCLAREN');</text:span></text:p>
      <text:p text:style-name="P8"><text:soft-page-break/><text:span text:style-name="T13">INSERT INTO Marca (nombre) VALUES ('MERCEDES BENZ');</text:span></text:p>
      <text:p text:style-name="P8"><text:span text:style-name="T13">INSERT INTO Marca (nombre) VALUES ('MINI');</text:span></text:p>
      <text:p text:style-name="P8"><text:span text:style-name="T13">INSERT INTO Marca (nombre) VALUES ('MITSUBISHI');</text:span></text:p>
      <text:p text:style-name="P8"><text:span text:style-name="T13">INSERT INTO Marca (nombre) VALUES ('NISSAN');</text:span></text:p>
      <text:p text:style-name="P8"><text:span text:style-name="T13">INSERT INTO Marca (nombre) VALUES ('PEUGEOT');</text:span></text:p>
      <text:p text:style-name="P8"><text:span text:style-name="T13">INSERT INTO Marca (nombre) VALUES ('PORSCHE');</text:span></text:p>
      <text:p text:style-name="P8"><text:span text:style-name="T13">INSERT INTO Marca (nombre) VALUES ('RAM');</text:span></text:p>
      <text:p text:style-name="P8"><text:span text:style-name="T13">INSERT INTO Marca (nombre) VALUES ('RENAULT');</text:span></text:p>
      <text:p text:style-name="P8"><text:span text:style-name="T13">INSERT INTO Marca (nombre) VALUES ('SEAT');</text:span></text:p>
      <text:p text:style-name="P8"><text:span text:style-name="T13">INSERT INTO Marca (nombre) VALUES ('SERO ELECTRIC');</text:span></text:p>
      <text:p text:style-name="P8"><text:span text:style-name="T13">INSERT INTO Marca (nombre) VALUES ('SHINERAY');</text:span></text:p>
      <text:p text:style-name="P8"><text:span text:style-name="T13">INSERT INTO Marca (nombre) VALUES ('SMART');</text:span></text:p>
      <text:p text:style-name="P8"><text:span text:style-name="T13">INSERT INTO Marca (nombre) VALUES ('SOUEAST');</text:span></text:p>
      <text:p text:style-name="P8"><text:span text:style-name="T13">INSERT INTO Marca (nombre) VALUES ('SSANGYONG');</text:span></text:p>
      <text:p text:style-name="P8"><text:span text:style-name="T13">INSERT INTO Marca (nombre) VALUES ('SUBARU');</text:span></text:p>
      <text:p text:style-name="P8"><text:span text:style-name="T13">INSERT INTO Marca (nombre) VALUES ('SUZUKI');</text:span></text:p>
      <text:p text:style-name="P8"><text:span text:style-name="T13">INSERT INTO Marca (nombre) VALUES ('SWM');</text:span></text:p>
      <text:p text:style-name="P8"><text:span text:style-name="T13">INSERT INTO Marca (nombre) VALUES ('TOYOTA');</text:span></text:p>
      <text:p text:style-name="P8"><text:span text:style-name="T13">INSERT INTO Marca (nombre) VALUES ('VOLKSWAGEN');</text:span></text:p>
      <text:p text:style-name="P8"><text:span text:style-name="T13">INSERT INTO Marca (nombre) VALUES ('VOLVO');</text:span></text:p>
      <text:p text:style-name="P8"><text:span text:style-name="T13">INSERT INTO Marca (nombre) VALUES ('ZANELLA');</text:span></text:p>
      <text:p text:style-name="P8"><text:span text:style-name="T13"/></text:p>
      <text:p text:style-name="P9"><text:span text:style-name="T13">- Inserts de tipos de vehículos</text:span></text:p>
      <text:p text:style-name="P9"><text:span text:style-name="T13"/></text:p>
      <text:p text:style-name="P12" loext:marker-style-name="T7"><text:span text:style-name="T13">INSERT</text:span><text:span text:style-name="T13"> </text:span><text:span text:style-name="T13">INTO</text:span><text:span text:style-name="T13"> TipoVehiculo</text:span><text:span text:style-name="T13"> </text:span><text:span text:style-name="T13">(</text:span><text:span text:style-name="T13">nombreTipo</text:span><text:span text:style-name="T13">)</text:span><text:span text:style-name="T13"> </text:span><text:span text:style-name="T13">VALUES </text:span><text:span text:style-name="T13">(</text:span><text:span text:style-name="T13">'Sedán'</text:span><text:span text:style-name="T13">);</text:span></text:p>
      <text:p text:style-name="P12" loext:marker-style-name="T7"><text:span text:style-name="T13">INSERT</text:span><text:span text:style-name="T13"> </text:span><text:span text:style-name="T13">INTO</text:span><text:span text:style-name="T13"> TipoVehiculo</text:span><text:span text:style-name="T13"> </text:span><text:span text:style-name="T13">(</text:span><text:span text:style-name="T13">nombreTipo</text:span><text:span text:style-name="T13">)</text:span><text:span text:style-name="T13"> </text:span><text:span text:style-name="T13">VALUES </text:span><text:span text:style-name="T13">(</text:span><text:span text:style-name="T13">'Pick Up'</text:span><text:span text:style-name="T13">);</text:span></text:p>
      <text:p text:style-name="P10"><text:span text:style-name="T13">INSERT</text:span><text:span text:style-name="T13"> </text:span><text:span text:style-name="T13">INTO</text:span><text:span text:style-name="T13"> TipoVehiculo</text:span><text:span text:style-name="T13"> </text:span><text:span text:style-name="T13">(</text:span><text:span text:style-name="T13">nombreTipo</text:span><text:span text:style-name="T13">)</text:span><text:span text:style-name="T13"> </text:span><text:span text:style-name="T13">VALUES </text:span><text:span text:style-name="T13">(</text:span><text:span text:style-name="T13">'SUV'</text:span><text:span text:style-name="T13">);</text:span></text:p>
      <text:p text:style-name="P8"><text:span text:style-name="T2"/></text:p>
      <text:p text:style-name="P8"><text:span text:style-name="T13">- Insert</text:span><text:span text:style-name="T22">s de modelos de Audi con su respectivo tipo de vehículo y marca para ejemplo.</text:span></text:p>
      <text:p text:style-name="P8"><text:span text:style-name="T13"/></text:p>
      <text:p text:style-name="P8"><text:span text:style-name="T13">INSERT INTO Modelo (nombreModelo, tipoVehiculo, idMarca) VALUES ('A1', 1, (SELECT id FROM Marca WHERE nombre = 'AUDI')); -- Sedán</text:span></text:p>
      <text:p text:style-name="P8"><text:span text:style-name="T13">INSERT INTO Modelo (nombreModelo, tipoVehiculo, idMarca) VALUES ('A3', 1, (SELECT id FROM Marca WHERE nombre = 'AUDI')); -- Sedán</text:span></text:p>
      <text:p text:style-name="P8"><text:span text:style-name="T13">INSERT INTO Modelo (nombreModelo, tipoVehiculo, idMarca) VALUES ('A4', 1, (SELECT id FROM Marca WHERE nombre = 'AUDI')); -- Sedán</text:span></text:p>
      <text:p text:style-name="P8"><text:span text:style-name="T13">INSERT INTO Modelo (nombreModelo, tipoVehiculo, idMarca) VALUES ('A5', 1, (SELECT id FROM Marca WHERE nombre = 'AUDI')); -- Sedán</text:span></text:p>
      <text:p text:style-name="P8"><text:span text:style-name="T13">INSERT INTO Modelo (nombreModelo, tipoVehiculo, idMarca) VALUES ('A6', 1, (SELECT id FROM Marca WHERE nombre = 'AUDI')); -- Sedán</text:span></text:p>
      <text:p text:style-name="P8"><text:span text:style-name="T13">INSERT INTO Modelo (nombreModelo, tipoVehiculo, idMarca) VALUES ('A7', 1, (SELECT id FROM Marca WHERE nombre = 'AUDI')); -- Sedán</text:span></text:p>
      <text:p text:style-name="P8"><text:span text:style-name="T13">INSERT INTO Modelo (nombreModelo, tipoVehiculo, idMarca) VALUES ('A8', 1, (SELECT id FROM Marca WHERE nombre = 'AUDI')); -- Sedán</text:span></text:p>
      <text:p text:style-name="P8"><text:span text:style-name="T13">INSERT INTO Modelo (nombreModelo, tipoVehiculo, idMarca) VALUES ('Allroad', 3, (SELECT id FROM Marca WHERE nombre = 'AUDI')); -- SUV</text:span></text:p>
      <text:p text:style-name="P8"><text:span text:style-name="T13">INSERT INTO Modelo (nombreModelo, tipoVehiculo, idMarca) VALUES ('e-tron', 3, (SELECT id FROM Marca WHERE nombre = 'AUDI')); -- SUV</text:span></text:p>
      <text:p text:style-name="P8"><text:span text:style-name="T13">INSERT INTO Modelo (nombreModelo, tipoVehiculo, idMarca) VALUES ('Q2', 3, (SELECT id FROM Marca WHERE nombre = 'AUDI')); -- SUV</text:span></text:p>
      <text:p text:style-name="P8"><text:span text:style-name="T13">INSERT INTO Modelo (nombreModelo, tipoVehiculo, idMarca) VALUES ('Q3', 3, (SELECT id FROM Marca WHERE nombre = 'AUDI')); -- SUV</text:span></text:p>
      <text:p text:style-name="P8"><text:soft-page-break/><text:span text:style-name="T13">INSERT INTO Modelo (nombreModelo, tipoVehiculo, idMarca) VALUES ('Q5', 3, (SELECT id FROM Marca WHERE nombre = 'AUDI')); -- SUV</text:span></text:p>
      <text:p text:style-name="P8"><text:span text:style-name="T13">INSERT INTO Modelo (nombreModelo, tipoVehiculo, idMarca) VALUES ('Q7', 3, (SELECT id FROM Marca WHERE nombre = 'AUDI')); -- SUV</text:span></text:p>
      <text:p text:style-name="P8"><text:span text:style-name="T13">INSERT INTO Modelo (nombreModelo, tipoVehiculo, idMarca) VALUES ('Q8', 3, (SELECT id FROM Marca WHERE nombre = 'AUDI')); -- SUV</text:span></text:p>
      <text:p text:style-name="P8"><text:span text:style-name="T13">INSERT INTO Modelo (nombreModelo, tipoVehiculo, idMarca) VALUES ('R8', 2, (SELECT id FROM Marca WHERE nombre = 'AUDI')); -- </text:span><text:span text:style-name="T23">Sedán</text:span></text:p>
      <text:p text:style-name="P8"><text:span text:style-name="T13">INSERT INTO Modelo (nombreModelo, tipoVehiculo, idMarca) VALUES ('TT', 1, (SELECT id FROM Marca WHERE nombre = 'AUDI')); -- Sedán</text:span></text:p>
      <text:p text:style-name="P8"><text:span text:style-name="T24"/></text:p>
      <text:p text:style-name="P8"><text:span text:style-name="T13">- </text:span><text:span text:style-name="T25">Inserts de localidades</text:span></text:p>
      <text:p text:style-name="P6"><text:span text:style-name="T26"/></text:p>
      <text:p text:style-name="P12" loext:marker-style-name="T7"><text:span text:style-name="T13">INSERT</text:span><text:span text:style-name="T13"> </text:span><text:span text:style-name="T13">INTO</text:span><text:span text:style-name="T13"> Localidad</text:span><text:span text:style-name="T13"> </text:span><text:span text:style-name="T13">(</text:span><text:span text:style-name="T13">nombre</text:span><text:span text:style-name="T13">)</text:span><text:span text:style-name="T13"> </text:span><text:span text:style-name="T13">VALUES </text:span><text:span text:style-name="T13">(</text:span><text:span text:style-name="T13">'Villa María'</text:span><text:span text:style-name="T13">);</text:span></text:p>
      <text:p text:style-name="P12" loext:marker-style-name="T7"><text:span text:style-name="T13">INSERT</text:span><text:span text:style-name="T13"> </text:span><text:span text:style-name="T13">INTO</text:span><text:span text:style-name="T13"> Localidad</text:span><text:span text:style-name="T13"> </text:span><text:span text:style-name="T13">(</text:span><text:span text:style-name="T13">nombre</text:span><text:span text:style-name="T13">)</text:span><text:span text:style-name="T13"> </text:span><text:span text:style-name="T13">VALUES </text:span><text:span text:style-name="T13">(</text:span><text:span text:style-name="T13">'Villa Nueva'</text:span><text:span text:style-name="T13">);</text:span></text:p>
      <text:p text:style-name="P12" loext:marker-style-name="T7"><text:span text:style-name="T13">INSERT</text:span><text:span text:style-name="T13"> </text:span><text:span text:style-name="T13">INTO</text:span><text:span text:style-name="T13"> Localidad</text:span><text:span text:style-name="T13"> </text:span><text:span text:style-name="T13">(</text:span><text:span text:style-name="T13">nombre</text:span><text:span text:style-name="T13">)</text:span><text:span text:style-name="T13"> </text:span><text:span text:style-name="T13">VALUES </text:span><text:span text:style-name="T13">(</text:span><text:span text:style-name="T13">'Tio Pujio'</text:span><text:span text:style-name="T13">);</text:span></text:p>
      <text:p text:style-name="P12" loext:marker-style-name="T7"><text:span text:style-name="T13">INSERT</text:span><text:span text:style-name="T13"> </text:span><text:span text:style-name="T13">INTO</text:span><text:span text:style-name="T13"> Localidad</text:span><text:span text:style-name="T13"> </text:span><text:span text:style-name="T13">(</text:span><text:span text:style-name="T13">nombre</text:span><text:span text:style-name="T13">)</text:span><text:span text:style-name="T13"> </text:span><text:span text:style-name="T13">VALUES </text:span><text:span text:style-name="T13">(</text:span><text:span text:style-name="T13">'James Craik'</text:span><text:span text:style-name="T13">);</text:span></text:p>
      <text:p text:style-name="P12" loext:marker-style-name="T7"><text:span text:style-name="T13">INSERT</text:span><text:span text:style-name="T13"> </text:span><text:span text:style-name="T13">INTO</text:span><text:span text:style-name="T13"> Localidad</text:span><text:span text:style-name="T13"> </text:span><text:span text:style-name="T13">(</text:span><text:span text:style-name="T13">nombre</text:span><text:span text:style-name="T13">)</text:span><text:span text:style-name="T13"> </text:span><text:span text:style-name="T13">VALUES </text:span><text:span text:style-name="T13">(</text:span><text:span text:style-name="T13">'La Carlota'</text:span><text:span text:style-name="T13">);</text:span></text:p>
      <text:p text:style-name="P12" loext:marker-style-name="T7"><text:span text:style-name="T13">INSERT</text:span><text:span text:style-name="T13"> </text:span><text:span text:style-name="T13">INTO</text:span><text:span text:style-name="T13"> Localidad</text:span><text:span text:style-name="T13"> </text:span><text:span text:style-name="T13">(</text:span><text:span text:style-name="T13">nombre</text:span><text:span text:style-name="T13">)</text:span><text:span text:style-name="T13"> </text:span><text:span text:style-name="T13">VALUES </text:span><text:span text:style-name="T13">(</text:span><text:span text:style-name="T13">'Arroyo Cabral'</text:span><text:span text:style-name="T13">);</text:span></text:p>
      <text:p text:style-name="P12" loext:marker-style-name="T7"><text:span text:style-name="T13">INSERT</text:span><text:span text:style-name="T13"> </text:span><text:span text:style-name="T13">INTO</text:span><text:span text:style-name="T13"> Localidad</text:span><text:span text:style-name="T13"> </text:span><text:span text:style-name="T13">(</text:span><text:span text:style-name="T13">nombre</text:span><text:span text:style-name="T13">)</text:span><text:span text:style-name="T13"> </text:span><text:span text:style-name="T13">VALUES </text:span><text:span text:style-name="T13">(</text:span><text:span text:style-name="T13">'Arroyo Algodón'</text:span><text:span text:style-name="T13">);</text:span></text:p>
      <text:p text:style-name="P12" loext:marker-style-name="T7"><text:span text:style-name="T13">INSERT</text:span><text:span text:style-name="T13"> </text:span><text:span text:style-name="T13">INTO</text:span><text:span text:style-name="T13"> Localidad</text:span><text:span text:style-name="T13"> </text:span><text:span text:style-name="T13">(</text:span><text:span text:style-name="T13">nombre</text:span><text:span text:style-name="T13">)</text:span><text:span text:style-name="T13"> </text:span><text:span text:style-name="T13">VALUES </text:span><text:span text:style-name="T13">(</text:span><text:span text:style-name="T13">'R. J. Cárcano'</text:span><text:span text:style-name="T13">);</text:span></text:p>
      <text:p text:style-name="P12" loext:marker-style-name="T7"><text:span text:style-name="T13">INSERT</text:span><text:span text:style-name="T13"> </text:span><text:span text:style-name="T13">INTO</text:span><text:span text:style-name="T13"> Localidad</text:span><text:span text:style-name="T13"> </text:span><text:span text:style-name="T13">(</text:span><text:span text:style-name="T13">nombre</text:span><text:span text:style-name="T13">)</text:span><text:span text:style-name="T13"> </text:span><text:span text:style-name="T13">VALUES </text:span><text:span text:style-name="T13">(</text:span><text:span text:style-name="T13">'Ballesteros'</text:span><text:span text:style-name="T13">);</text:span></text:p>
      <text:p text:style-name="P12" loext:marker-style-name="T7"><text:span text:style-name="T13">INSERT</text:span><text:span text:style-name="T13"> </text:span><text:span text:style-name="T13">INTO</text:span><text:span text:style-name="T13"> Localidad</text:span><text:span text:style-name="T13"> </text:span><text:span text:style-name="T13">(</text:span><text:span text:style-name="T13">nombre</text:span><text:span text:style-name="T13">)</text:span><text:span text:style-name="T13"> </text:span><text:span text:style-name="T13">VALUES </text:span><text:span text:style-name="T13">(</text:span><text:span text:style-name="T13">'Luca'</text:span><text:span text:style-name="T13">);</text:span></text:p>
      <text:p text:style-name="P11" loext:marker-style-name="T7"><text:span text:style-name="T13">INSERT</text:span><text:span text:style-name="T13"> </text:span><text:span text:style-name="T13">INTO</text:span><text:span text:style-name="T13"> Localidad</text:span><text:span text:style-name="T13"> </text:span><text:span text:style-name="T13">(</text:span><text:span text:style-name="T13">nombre</text:span><text:span text:style-name="T13">)</text:span><text:span text:style-name="T13"> </text:span><text:span text:style-name="T13">VALUES </text:span><text:span text:style-name="T13">(</text:span><text:span text:style-name="T13">'Sanabria'</text:span><text:span text:style-name="T13">)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3T15:25:43.382000000</meta:creation-date>
    <dc:date>2023-09-13T16:05:44.337000000</dc:date>
    <meta:editing-duration>PT39M54S</meta:editing-duration>
    <meta:editing-cycles>19</meta:editing-cycles>
    <meta:generator>LibreOffice/7.6.0.3$Windows_X86_64 LibreOffice_project/69edd8b8ebc41d00b4de3915dc82f8f0fc3b6265</meta:generator>
    <meta:document-statistic meta:table-count="0" meta:image-count="1" meta:object-count="0" meta:page-count="6" meta:paragraph-count="163" meta:word-count="1036" meta:character-count="7460" meta:non-whitespace-character-count="6540"/>
  </office:meta>
</office:document-meta>
</file>